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74pt solid #ff0000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ibration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8">UT from</text:span> Pf;</text:p>
          </table:table-cell>
          <table:table-cell table:style-name="ce1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Dump and save to file from previous install ( </text:span><text:span text:style-name="T5">Hd; Pf;</text:span><text:span text:style-name="T6"> </text:span><text:span text:style-name="T7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8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8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3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b Clamp – <text:span text:style-name="T1">Vb</text:span><text:span text:style-name="T8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1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3">
          <table:table-cell table:number-columns-repeated="10"/>
          <table:table-cell table:style-name="ce11" table:number-columns-repeated="2"/>
          <table:table-cell/>
        </table:table-row>
        <table:table-row table:style-name="ro3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3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13"/>
          <table:table-cell table:style-name="ce5" office:value-type="string" calcext:value-type="string">
            <text:p>Duration</text:p>
          </table:table-cell>
          <table:table-cell table:style-name="ce1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1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3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1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3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Static Vb Clamp – <text:span text:style-name="T1">Vb </text:span><text:span text:style-name="T8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9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9">Dv</text:span> and <text:span text:style-name="T9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3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6" table:default-cell-style-name="ce2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08T04:49:09.326000000</dc:date>
    <dc:creator>Dave Gutz</dc:creator>
    <meta:editing-duration>P1DT8H23M32S</meta:editing-duration>
    <meta:editing-cycles>18</meta:editing-cycles>
    <meta:generator>LibreOffice/7.5.1.2$Windows_X86_64 LibreOffice_project/fcbaee479e84c6cd81291587d2ee68cba099e129</meta:generator>
    <meta:document-statistic meta:table-count="4" meta:cell-count="248" meta:object-count="0"/>
  </office:meta>
</office:document-meta>
</file>